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4" style:family="table-cell" style:parent-style-name="Default">
      <style:text-properties style:font-name="DejaVu Sans Mono" style:font-name-asian="Droid Sans Fallback" style:font-name-complex="FreeSans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/>
    </style:style>
    <style:style style:name="T1" style:family="text">
      <style:text-properties style:font-name="DejaVu Sans Mono" style:font-name-asian="DejaVu Sans Mon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997" table:default-cell-style-name="ce2"/>
        <table:table-row table:style-name="ro1">
          <table:table-cell/>
          <table:table-cell office:value-type="string" calcext:value-type="string">
            <text:p>0x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Add RegB, RegC,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, Imm,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Add RegA with Imm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Add RegA with RegB and carry₀<text:span text:style-name="T1"> </text:span>store in RegA, Add RegC with RegD and carry<text:span text:style-name="T1">₁ </text:span>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Add RegB with Imm and carry₀ store in RegA, Add RegD with Imm and carry<text:span text:style-name="T1">₁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Add RegA with Imm₀ and carry₀ store in RegA, Add RegB with Imm<text:span text:style-name="T1">₁ and carry₁</text:span>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and carry₀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Add RegB with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Add RegA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Add RegA with RegB store in RegA, Add RegC with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Add RegB with Imm store in RegA, Add RegD with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Add RegA with Imm₀ store in RegA, Add RegB with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B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ubtract RegB from RegC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ubtract Imm from RegA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table:style-name="ce4" office:value-type="string" calcext:value-type="string">
            <text:p>Subtract RegB from RegA (using b₀) store in RegA, Subtract RegD from RegC (using b<text:span text:style-name="T1">₁)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ubtract Imm from RegB (using b₀) store in RegA, Subtract Imm from RegD (using b<text:span text:style-name="T1">₁)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ubtract Imm₀ from RegA (using b₀) store in RegA, Subtract Imm<text:span text:style-name="T1">₁ from RegB (using b₁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(using b₀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ubtract RegC from RegB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ubtract Imm from RegA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ubtract RegB from RegA store in RegA, Subtract RegD from RegC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ubtract Imm from RegB store in RegA, Subtract Imm from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ubtract Imm₀ from RegA store in RegA, Subtract Imm<text:span text:style-name="T1">₁ from RegB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Multiply RegB with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Multiply RegB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Multiply RegA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Multiply RegA with RegB store in RegA, Multiply RegC with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Multiply RegB with Imm store in RegA, Multiply RegD with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Multiply RegA with Imm₀<text:span text:style-name="T1"> store in RegA, Multiply RegB with Imm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Multiply RegB with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Divide RegB by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Divide RegB by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Divide RegA by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Divide RegA by RegB store in RegA, Divide RegC by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Divide RegB by Imm store in RegA, Divide RegD by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Divide RegA by Imm₀ store in RegA, Divide RegB by Imm<text:span text:style-name="T1">₁</text:span>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Divide RegB by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OR RegB store in RegA, RegC logical 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Or Imm store in RegA, RegD lofical OR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OR Imm₀ store in RegA, RegB logical OR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AND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AND RegB store in RegA, RegC logical AND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AND Imm store in RegA, RegD lofical AND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AND Imm₀ store in RegA, RegB logical AND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AND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X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X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XOR RegB store in RegA, RegC logical X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XOR Imm store in RegA, RegD lofical XOR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RegA logical XNOR RegB store in RegA, RegC logical X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table:style-name="ce4" office:value-type="string" calcext:value-type="string">
            <text:p>RegA logical XNOR Imm₀ store in RegA, RegB logical XNOR Imm<text:span text:style-name="T1">₁ store in RegB</text:span>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N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NOR RegB store in RegA, RegC logical 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NOR Imm store in RegA, RegD lofical NOR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NOR Imm₀ store in RegA, RegB logical NOR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A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NAND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N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NAND RegB store in RegA, RegC logical NAND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NAND Imm store in RegA, RegD lofical NAND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NAND Imm₀ store in RegA, RegB logical NAND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AND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B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XN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XN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X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XNOR RegB store in RegA, RegC logical X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RegB logical XNOR Imm store in RegA, RegD lofical XNOR Imm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RegA logical XNOR Imm₀ store in RegA, RegB logical XNOR Imm₁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N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L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left RegC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left Imm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left RegB bits (with carry₀ in) store in RegA, Shift RegC left RegD bits (with carry<text:span text:style-name="T1">₁</text:span> in)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hift RegB left Imm bits (with carry₀ in) store in RegA, Shift RegD left Imm bits (with carry<text:span text:style-name="T1">₁ in)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left Imm₀ bits (with carry₀ in) store in RegA, Shift RegB left Imm<text:span text:style-name="T1">₁ bits (with carry₁ in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(with carry₀ in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D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HR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right RegC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right Imm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right RegB bits (with borrow₀ in) store in RegA, Shift RegC right RegD bits (with borrow<text:span text:style-name="T1">₁</text:span> in)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hift RegB right Imm bits (with carry₀ in) store in RegA, Shift RegD right Imm bits (with carry<text:span text:style-name="T1">₁ in)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right Imm₀ bits (with borrow₀ in) store in RegA, Shift RegB right Imm<text:span text:style-name="T1">₁ bits (with borrow₁ in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(with borrow₀ in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E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left RegC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lef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left RegB bits store in RegA, Shift RegC left RegD bits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hift RegB left Imm bits store in RegA, Shift RegD left Imm bits<text:span text:style-name="T1">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left Imm₀ bits store in RegA, Shift RegB left Imm<text:span text:style-name="T1">₁ bits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right RegC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righ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right RegB bits store in RegA, Shift RegC right RegD bits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Shift RegB right Imm bits store in RegA, Shift RegD right Imm bits<text:span text:style-name="T1">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right Imm₀ bits store in RegA, Shift RegB right Imm<text:span text:style-name="T1">₁ bits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Copy memory location (RegB RegC) to RegA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memory location (RegB + 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Copy memory location (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Copy memory location (RegA + 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Copy memory location (RegB) to RegA, Copy memory location (RegD) to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Copy memory location (Imm) to RegA, RegB, RegC, Reg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Copy memory location (Imm₀) to RegA, Copy memory location (Imm<text:span text:style-name="T1">₁</text:span>) to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memory location (RegB + Imm) to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T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Copy RegA to memory location (RegB RegC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RegA to memory location (RegB + Imm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Copy RegA to memory location (Imm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Copy RegA to memory location (RegA + Imm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Copy RegA to memory location (RegB), Copy RegC to memory location (RegD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Copy memory location (Imm₀) to RegA, Copy memory location (Imm<text:span text:style-name="T1">₁</text:span>) to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memory location (RegB + Imm) to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Copy Program Counter to RegA, Copy RegB+RegC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Program Counter to RegA, Copy RegB+Imm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Copy Program Counter to RegA, Copy Imm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Program Counter to RegA, Copy RegB+Imm to Program Counter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If (RegB &lt;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&lt;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A &lt; Imm<text:span text:style-name="T1">₁</text:span>): {Copy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If (RegC &lt; RegD): {Copy RegA to Program Counter} Else: {Copy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If (RegB &lt; Imm): {Copy RegA to Program Counter} Elseif (RegD &lt; Imm): {Copy RegC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If (RegB &lt; Imm₁): {Copy RegA +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A &lt; RegB): {Copy Imm to Program Counter}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If (RegB ==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==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A == Imm<text:span text:style-name="T1">₁</text:span>): {Copy Imm<text:span text:style-name="T1">₀</text:span>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If (RegC == RegD): {Copy RegA to Program Counter} Else: {Copy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If (RegB == Imm): {Copy RegA to Program Counter} Elseif (RegD == Imm): {Copy RegC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If (RegB == Imm₁): {Copy RegA +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A == RegB): {Copy Imm to Program Counter}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G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If (RegB &gt;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&gt;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A &gt; Imm<text:span text:style-name="T1">₁</text:span>): {Copy Imm<text:span text:style-name="T1">₀</text:span>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If (RegC &gt; RegD): {Copy RegA to Program Counter} Else: {Copy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If (RegB &gt; Imm): {Copy RegA to Program Counter} Elseif (RegD &gt; Imm): {Copy RegC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If (RegB &gt; Imm₁): {Copy RegA +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A &gt; RegB): {Copy Imm to Program Counter}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7</text:p>
          </table:table-cell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R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I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RR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RR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I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RRI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0x1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A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B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D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E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table:number-columns-repeated="998"/>
        </table:table-row>
        <table:table-row table:style-name="ro1" table:number-rows-repeated="1048223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5:09:59.596847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28T15:41:46.752742208</dc:date>
    <meta:editing-duration>PT9H22M15S</meta:editing-duration>
    <meta:editing-cycles>65</meta:editing-cycles>
    <meta:generator>LibreOffice/4.3.3.2$Linux_X86_64 LibreOffice_project/430m0$Build-2</meta:generator>
    <meta:document-statistic meta:table-count="1" meta:cell-count="496" meta:object-count="0"/>
  </office:meta>
</office:document-meta>
</file>